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tyle="normal" style:font-style-asian="normal" style:font-style-complex="normal"/>
    </style:style>
    <style:style style:name="P2" style:family="paragraph" style:parent-style-name="Standard">
      <style:paragraph-properties fo:text-align="start" style:justify-single-word="false"/>
      <style:text-properties style:font-name="Arial" fo:font-size="11pt" fo:font-style="normal" fo:font-weight="bold" style:font-size-asian="11pt" style:font-style-asian="normal" style:font-weight-asian="bold" style:font-size-complex="11pt" style:font-style-complex="normal" style:font-weight-complex="bold"/>
    </style:style>
    <style:style style:name="P3" style:family="paragraph" style:parent-style-name="Standard">
      <style:paragraph-properties fo:text-align="start"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4" style:family="paragraph" style:parent-style-name="Standard">
      <style:paragraph-properties fo:text-align="start" style:justify-single-word="false"/>
      <style:text-properties style:font-name="Arial" fo:font-size="11pt" fo:font-style="normal" style:font-size-asian="11pt" style:font-style-asian="normal" style:font-size-complex="11pt" style:font-style-complex="normal"/>
    </style:style>
    <style:style style:name="P5" style:family="paragraph" style:parent-style-name="Standard">
      <style:paragraph-properties fo:text-align="center" style:justify-single-word="false"/>
      <style:text-properties fo:color="#3333ff" style:font-name="Arial" fo:font-size="22pt" fo:font-style="normal" fo:font-weight="bold" style:font-size-asian="22pt" style:font-style-asian="normal" style:font-weight-asian="bold" style:font-size-complex="22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Functionality Document</text:p>
      <text:p text:style-name="P1"/>
      <text:p text:style-name="P2">Design Decisions:</text:p>
      <text:p text:style-name="P3"><text:span text:style-name="T1">Section:</text:span> UI and data representation display</text:p>
      <text:p text:style-name="P3"><text:span text:style-name="T1">Pattern Used: </text:span>MVC Pattern</text:p>
      <text:p text:style-name="P3"><text:span text:style-name="T1">Reason:</text:span> We decided to use the MVC structural pattern as a basis for the representing the user interface to the players of the game. The pattern made it relatively easy to take the logic of the game and display it within the view. The pattern also made it extremely easy to manipulate the models representing the data after an user triggered and representing the change within the user interface.</text:p>
      <text:p text:style-name="P3"/>
      <text:p text:style-name="P2">Section: <text:span text:style-name="T2">Networking Data Handling</text:span></text:p>
      <text:p text:style-name="P2">Pattern Used: <text:span text:style-name="T2">Variant Of The Mediator Pattern </text:span></text:p>
      <text:p text:style-name="P2">Reason: <text:span text:style-name="T2">We decided to use a variant of the mediator pattern in order to implement the networking aspect of the project. The reason for using the pattern was that it provided an effective way to take the data sent by the object streams, and call specific methods with the GameView.java class. This patten can be seen in use mainly within the ServerReadThread class. When an object sent from the client, is then read by the ServerReadThread, and then the data received mediated by the reader thread and passed into a method for the corresponding container object that is then used to update the current state of the game on receiving end of the message. <text:s/></text:span></text:p>
      <text:p text:style-name="P2"><text:span text:style-name="T2"/></text:p>
      <text:p text:style-name="P2">Section: <text:span text:style-name="T2">Message Transmission Between Server And Client</text:span></text:p>
      <text:p text:style-name="P2">Pattern Used: <text:span text:style-name="T2">Composite Pattern</text:span></text:p>
      <text:p text:style-name="P2"><text:span text:style-name="T2">The composite pattern is also used in our networking and message transmission, and it is mainly used within the ServerMainThread class. Within ServerMainThread there is a collection of ServerReadThread that stored. These ServerReadThreads each represent a thread that is used to read incoming messages that received by the client. By using this pattern we were able to produce a server object that sends messages to every single client when a message is sent out from the server, that also is able to send messages out to every other client when a new message is received.</text:span></text:p>
      <text:p text:style-name="P2"><text:span text:style-name="T2"/></text:p>
      <text:p text:style-name="P2">Section: <text:span text:style-name="T2">Chit Production</text:span></text:p>
      <text:p text:style-name="P2">Pattern Used: <text:span text:style-name="T2">Simplified Factory Pattern</text:span></text:p>
      <text:p text:style-name="P2"><text:span text:style-name="T2">For the chit production our group decided to use a simplified version of the factory pattern. When chits are needed throughout the course of the game, the ChitFactory class is used to produce the chits needed for situation that need them. The reason we chose to use this pattern was because it provided a way to easily create a set of chits that have a predetermined set of values. This pattern also made it extremely easy to produce the same sets of chits in many different sections of the code. </text:span></text:p>
      <text:p text:style-name="P2"><text:span text:style-name="T2"/></text:p>
      <text:p text:style-name="P2">Overview Of Architecture: </text:p>
      <text:p text:style-name="P3">In this section we will be outlining some of the major classes that are used within code base, as well as some of the major packages that used within code. </text:p>
      <text:p text:style-name="P2"/>
      <text:p text:style-name="P3">Class: Clearing.java</text:p>
      <text:p text:style-name="P3">This class contains all of the functionality and data needed for behaviour that relates to the clearings that are displayed on the board for the game. This means that each clearing as a sound chit, a warning chit, a tile object, a list of monsters and a list of players that are currently present on the clearing. It also contains methods for displaying one or more images on the clearing, and there is also methods that check to see if the player can move to this clearing when they are submitting their movement actions. Finally this class contains the behaviour for what happens when a player searches the clearing during a search aciton. </text:p>
      <text:p text:style-name="P2"/>
      <text:p text:style-name="P3">Class: PlayerBase.java</text:p>
      <text:p text:style-name="P3">This class contains all of information that relates to the individual player objects within the game. <text:soft-page-break/>Within this class there are collections for the ActionChits that are assigned to the player's current class, as well as the list of armour chits that the player has in their inventory. Also included within the class are methods that contain the proper behaviour and checks that are needed when the player commits an action to the game. </text:p>
      <text:p text:style-name="P3"/>
      <text:p text:style-name="P3">Class: MonsterBase.java</text:p>
      <text:p text:style-name="P3">This is the base class to represent all of the monsters that are within the game. Within this class there is a value that is the monster's current clearing, and there is also an image variable that represents the image to be displayed on the clearing the monster is present on. </text:p>
      <text:p text:style-name="P3"/>
      <text:p text:style-name="P3">Class: CombatPVPHandler.java</text:p>
      <text:p text:style-name="P3">This class holds all of the relative data for carrying out combat, and is created whenever a PvP combat window is created during the course of the game. It majorly used to carry out the entire combat process between one more players. Contained within the class are a series of methods that calculate weapon harm levels, whither or not a player hits an opponents armour, and whether or not the player <text:s/>evades the opposing attack. </text:p>
      <text:p text:style-name="P3"/>
      <text:p text:style-name="P3">Class: BoardView.java</text:p>
      <text:p text:style-name="P3">This is the class that contains all of the clearings and monsters within the game. It is also the class that user interacts when they moving characters, and observing what objects are currently on the board. This class contains the clearings, monsters and tiles that relate to the entire board, and it also contains the methods for placing entities such as dwellings, and monsters.</text:p>
      <text:p text:style-name="P3"/>
      <text:p text:style-name="P3">Package: Sendables</text:p>
      <text:p text:style-name="P3">The sendables package contains the different objects that are sent across a network when a client or a server commits an action while the game. Depending on the type of action that is committed by the player, a corresponding is sent across the network, where it is receive thread, and processed based on the type of object that is received. These objects unfortunately embrace the poltergeist anti-pattern as <text:s/>objects that are created are created moments before they are sent across the network, and are immediately destroyed after they have been sent. </text:p>
      <text:p text:style-name="P4"/>
      <text:p text:style-name="P2">Functionality Of The Server And The Client:</text:p>
      <text:p text:style-name="P3">Throughout out the designing the server and the client interfaces for the game, we decided implement the server and the client as their own games that are synchronized to one central server that clients can join to. So the client and server are really both the same application, the only difference is that the server broadcasts any changes that are made to each client connected, and the clients send a message to the server, which is then that is broadcasted to each other client, in order to ensure the boards are synchronized throughout the course of a game. </text:p>
      <text:p text:style-name="P3"/>
      <text:p text:style-name="P3">This style of implementation uses a series of threads in order to provide the ability to both read and write objects across a networked setting with relative ease. The reason that multiple threads were used for sending was because readObject() is a blocking call in Java, and it made the thread wait until an object was received. So we split the networking into both a reader and a writer thread, so we could have the ability to both read and write messages at any given time. Also by using this implementation of we were able to use to use the same functions, objects and methods that were previously defined during iteration 1 of the project, thus reducing code duplication to a minimum. </text:p>
      <text:p text:style-name="P3"/>
      <text:p text:style-name="P3">The server and client applications work in a relatively simple manner. During the course of the game, players will interact with the application, and if the game is a networked game, a update message will be sent. If the game is a server, the message is broadcasted to every single client, where is then processed by the ClientReadThread, and changes are made to the game depending on what type of object was sent across the network. If the game is a client, the message is sent to the server, where is handled by the ServerReadThread, and then the message is delegated to ServerMainThread where it <text:soft-page-break/>is then broadcasted to the other clients that are connected to the ser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4-07T19:22:40.72</meta:creation-date>
    <dc:date>2015-04-07T23:05:00.53</dc:date>
    <meta:editing-duration>PT3H26M38S</meta:editing-duration>
    <meta:editing-cycles>4</meta:editing-cycles>
    <meta:generator>OpenOffice/4.1.0$Win32 OpenOffice.org_project/410m18$Build-9764</meta:generator>
    <meta:document-statistic meta:table-count="0" meta:image-count="0" meta:object-count="0" meta:page-count="3" meta:paragraph-count="32" meta:word-count="1270" meta:character-count="7457"/>
  </office:meta>
</office:document-meta>
</file>